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A000000A0226D338C1B081ED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61in" style:rel-column-width="11224*"/>
    </style:style>
    <style:style style:name="Table1.B" style:family="table-column">
      <style:table-column-properties style:column-width="3.4306in" style:rel-column-width="32465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979in"/>
    </style:style>
    <style:style style:name="Table2.B" style:family="table-column">
      <style:table-column-properties style:column-width="0.8979in"/>
    </style:style>
    <style:style style:name="Table2.C" style:family="table-column">
      <style:table-column-properties style:column-width="1.1174in"/>
    </style:style>
    <style:style style:name="Table2.D" style:family="table-column">
      <style:table-column-properties style:column-width="0.9861in"/>
    </style:style>
    <style:style style:name="Table2.E" style:family="table-column">
      <style:table-column-properties style:column-width="0.3507in"/>
    </style:style>
    <style:style style:name="Table2.F" style:family="table-column">
      <style:table-column-properties style:column-width="0.4389in"/>
    </style:style>
    <style:style style:name="Table2.G" style:family="table-column">
      <style:table-column-properties style:column-width="0.8111in"/>
    </style:style>
    <style:style style:name="Table2.H" style:family="table-column">
      <style:table-column-properties style:column-width="1.1236in"/>
    </style:style>
    <style:style style:name="Table2.I" style:family="table-column">
      <style:table-column-properties style:column-width="0.8035in"/>
    </style:style>
    <style:style style:name="Table2.A1" style:family="table-cell">
      <style:table-cell-properties fo:padding="0.0382in" fo:border-left="0.75pt dotted #000000" fo:border-right="none" fo:border-top="0.75pt dotted #000000" fo:border-bottom="0.75pt dotted #000000"/>
    </style:style>
    <style:style style:name="Table2.D1" style:family="table-cell">
      <style:table-cell-properties fo:padding="0.0382in" fo:border="0.75pt dotted #000000"/>
    </style:style>
    <style:style style:name="Table2.E1" style:family="table-cell">
      <style:table-cell-properties fo:padding="0.0382in" fo:border="none"/>
    </style:style>
    <style:style style:name="Table2.A2" style:family="table-cell">
      <style:table-cell-properties fo:padding="0.0382in" fo:border-left="0.75pt dotted #000000" fo:border-right="none" fo:border-top="none" fo:border-bottom="0.75pt dotted #000000"/>
    </style:style>
    <style:style style:name="Table2.D2" style:family="table-cell">
      <style:table-cell-properties fo:padding="0.0382in" fo:border-left="0.75pt dotted #000000" fo:border-right="0.75pt dotted #000000" fo:border-top="none" fo:border-bottom="0.75pt dotted #000000"/>
    </style:style>
    <style:style style:name="P1" style:family="paragraph" style:parent-style-name="Standard">
      <style:text-properties officeooo:rsid="001cd69e" officeooo:paragraph-rsid="001cd69e"/>
    </style:style>
    <style:style style:name="P2" style:family="paragraph" style:parent-style-name="Standard">
      <style:text-properties officeooo:paragraph-rsid="001e9b3a"/>
    </style:style>
    <style:style style:name="P3" style:family="paragraph" style:parent-style-name="Standard">
      <style:text-properties officeooo:paragraph-rsid="001ea892"/>
    </style:style>
    <style:style style:name="P4" style:family="paragraph" style:parent-style-name="Table_20_Contents">
      <style:text-properties officeooo:paragraph-rsid="001ea892"/>
    </style:style>
    <style:style style:name="P5" style:family="paragraph" style:parent-style-name="Title">
      <style:text-properties officeooo:paragraph-rsid="001ea892"/>
    </style:style>
    <style:style style:name="P6" style:family="paragraph" style:parent-style-name="Standard">
      <style:text-properties officeooo:rsid="001ea892" officeooo:paragraph-rsid="001ea892"/>
    </style:style>
    <style:style style:name="P7" style:family="paragraph" style:parent-style-name="Table_20_Contents">
      <style:text-properties officeooo:rsid="001ea892" officeooo:paragraph-rsid="001ea892"/>
    </style:style>
    <style:style style:name="P8" style:family="paragraph" style:parent-style-name="Standard">
      <style:text-properties officeooo:rsid="001ea892" officeooo:paragraph-rsid="00206141"/>
    </style:style>
    <style:style style:name="P9" style:family="paragraph" style:parent-style-name="Standard">
      <style:paragraph-properties fo:text-align="end" style:justify-single-word="false"/>
      <style:text-properties officeooo:rsid="001ea892" officeooo:paragraph-rsid="00206141"/>
    </style:style>
    <style:style style:name="P10" style:family="paragraph" style:parent-style-name="Standard">
      <style:text-properties fo:font-size="11pt" fo:font-style="italic" style:text-underline-style="solid" style:text-underline-width="auto" style:text-underline-color="font-color" fo:font-weight="bold" officeooo:rsid="00206141" officeooo:paragraph-rsid="00206141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fa9e8" officeooo:paragraph-rsid="0026fe7b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fa9e8" officeooo:paragraph-rsid="001fa9e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fa9e8" officeooo:paragraph-rsid="00274fce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06141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paragraph-rsid="0026fe7b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officeooo:paragraph-rsid="0028923c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06141" officeooo:paragraph-rsid="00206141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6fe7b" officeooo:paragraph-rsid="0026fe7b" style:font-size-asian="10pt" style:font-size-complex="10pt"/>
    </style:style>
    <style:style style:name="P19" style:family="paragraph" style:parent-style-name="Table_20_Contents">
      <style:text-properties officeooo:rsid="001e9b3a" officeooo:paragraph-rsid="001e9b3a"/>
    </style:style>
    <style:style style:name="P20" style:family="paragraph" style:parent-style-name="Table_20_Contents">
      <style:paragraph-properties fo:text-align="center" style:justify-single-word="false"/>
      <style:text-properties officeooo:rsid="001e9b3a" officeooo:paragraph-rsid="001e9b3a"/>
    </style:style>
    <style:style style:name="P21" style:family="paragraph" style:parent-style-name="Heading_20_2">
      <style:paragraph-properties fo:text-align="center" style:justify-single-word="false"/>
      <style:text-properties fo:font-size="15pt" style:font-size-asian="15pt" style:font-size-complex="15pt"/>
    </style:style>
    <style:style style:name="P22" style:family="paragraph" style:parent-style-name="Heading_20_2">
      <style:paragraph-properties fo:text-align="center" style:justify-single-word="false"/>
    </style:style>
    <style:style style:name="P2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4" style:family="paragraph">
      <style:paragraph-properties fo:text-align="start"/>
    </style:style>
    <style:style style:name="P25" style:family="paragraph">
      <loext:graphic-properties draw:fill="bitmap" draw:fill-color="#000000" draw:fill-image-name="Bitmap_20_1" draw:fill-image-width="94%" draw:fill-image-height="94%" style:repeat="repeat" draw:fill-image-ref-point-x="0%" draw:fill-image-ref-point-y="0%" draw:fill-image-ref-point="center" draw:tile-repeat-offset="0% vertical"/>
      <style:paragraph-properties fo:text-align="center"/>
    </style:style>
    <style:style style:name="T1" style:family="text">
      <style:text-properties officeooo:rsid="00206141"/>
    </style:style>
    <style:style style:name="T2" style:family="text">
      <style:text-properties officeooo:rsid="00243ee2"/>
    </style:style>
    <style:style style:name="T3" style:family="text">
      <style:text-properties officeooo:rsid="0026fe7b"/>
    </style:style>
    <style:style style:name="T4" style:family="text">
      <style:text-properties fo:font-variant="small-caps"/>
    </style:style>
    <style:style style:name="T5" style:family="text">
      <style:text-properties fo:font-variant="small-caps" officeooo:rsid="00243ee2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598in" draw:marker-start="" draw:marker-start-width="0.2299in" draw:marker-end-width="0.2299in" draw:fill="bitmap" draw:fill-color="#000000" draw:fill-image-name="Bitmap_20_1" draw:fill-image-width="94%" draw:fill-image-height="94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852in" fo:min-width="0.7528in" fo:padding-top="0.0299in" fo:padding-bottom="0.0299in" fo:padding-left="0.0299in" fo:padding-right="0.029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ay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Not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kAttestation" form:control-implementation="ooo:com.sun.star.form.component.CheckBox" xml:id="control4" form:id="control4" form:label="I hereby angrily attest with an arguementative anachronistic tone - that I am a Grumpledunkin!" form:value="true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false"/>
            </form:properties>
          </form:checkbox>
          <form:text form:name="A1_0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nth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Yea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0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03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0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0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06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07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0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09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10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1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12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13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14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15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0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02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03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04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05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06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07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08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09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10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11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12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13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14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15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0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02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03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04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05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06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07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08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09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10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1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12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13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14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15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16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17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18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19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20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2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22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23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24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25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26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27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28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29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30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16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17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18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19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20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2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22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23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24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25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26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27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28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29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30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16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17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18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4_19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20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2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22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23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24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25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26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27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28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29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30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_3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_3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_3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0" draw:name="Shape 1" draw:style-name="gr4" draw:text-style-name="P25" svg:width="0.8421in" svg:height="0.9413in" svg:x="0.2827in" svg:y="0.2673in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319.6141479099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5">OFFICIAL FORM</text:p>
      <text:h text:style-name="P21" text:outline-level="2"><text:span text:style-name="T4">Angry Anachronistic Arguing </text:span><text:span text:style-name="T5">Recalitrant </text:span><text:span text:style-name="T4">Grumpledunkins</text:span> (AA<text:span text:style-name="T2">AR</text:span>G)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68173929520">
          <table:table-cell table:style-name="Table1.A1" office:value-type="string">
            <text:p text:style-name="P19">Name:</text:p>
          </table:table-cell>
          <table:table-cell table:style-name="Table1.A1" office:value-type="string">
            <text:p text:style-name="P2"><draw:control text:anchor-type="as-char" draw:z-index="1" draw:name="Control 2" draw:style-name="gr3" draw:text-style-name="P23" svg:width="3.3268in" svg:height="0.1949in" draw:control="control1"/></text:p>
          </table:table-cell>
          <table:table-cell table:style-name="Table1.A1" office:value-type="string">
            <text:p text:style-name="P20">PHOTO</text:p>
          </table:table-cell>
        </table:table-row>
        <table:table-row table:style-name="TableLine2068173946800">
          <table:table-cell table:style-name="Table1.A1" office:value-type="string">
            <text:p text:style-name="P19">Address:</text:p>
          </table:table-cell>
          <table:table-cell table:style-name="Table1.A1" office:value-type="string">
            <text:p text:style-name="P2"><draw:control text:anchor-type="as-char" draw:z-index="2" draw:name="Control 1" draw:style-name="gr3" draw:text-style-name="P23" svg:width="3.3031in" svg:height="0.8752in" draw:control="control2"/></text:p>
          </table:table-cell>
          <table:table-cell table:style-name="Table1.A1" table:number-rows-spanned="2" office:value-type="string">
            <text:p text:style-name="Table_20_Contents"/>
            <text:p text:style-name="Table_20_Contents"/>
            <text:p text:style-name="Table_20_Contents"/>
            <text:p text:style-name="P4"/>
            <text:p text:style-name="P4"/>
            <text:p text:style-name="P4"/>
          </table:table-cell>
        </table:table-row>
        <table:table-row table:style-name="TableLine2068173951120">
          <table:table-cell table:style-name="Table1.A1" office:value-type="string">
            <text:p text:style-name="P7">Note:</text:p>
          </table:table-cell>
          <table:table-cell table:style-name="Table1.A1" office:value-type="string">
            <text:p text:style-name="P3"><draw:control text:anchor-type="as-char" svg:y="-0.1154in" draw:z-index="3" draw:name="Control 3" draw:style-name="gr1" draw:text-style-name="P23" svg:width="3.2976in" svg:height="0.1949in" draw:control="control3"/></text:p>
          </table:table-cell>
          <table:covered-table-cell table:style-name="Table1.A1"/>
        </table:table-row>
        <table:table-row table:style-name="TableLine2068173945360">
          <table:table-cell table:style-name="Table1.A1" table:number-columns-spanned="3" office:value-type="string">
            <text:p text:style-name="P3"><draw:control text:anchor-type="as-char" svg:y="-0.0244in" draw:z-index="4" draw:name="Control 4" draw:style-name="gr2" draw:text-style-name="P24" svg:width="5.485in" svg:height="0.2224in" draw:control="control4"/></text:p>
          </table:table-cell>
          <table:covered-table-cell/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Line2068173941328">
          <table:table-cell table:style-name="Table3.A1" office:value-type="string">
            <text:h text:style-name="P22" text:outline-level="2">Maintaining my Stats</text:h>
          </table:table-cell>
          <table:table-cell table:style-name="Table3.A1" office:value-type="string">
            <text:p text:style-name="P9"/>
            <text:p text:style-name="P9">Month: <draw:control text:anchor-type="as-char" svg:y="-0.1154in" draw:z-index="6" draw:name="Control 5" draw:style-name="gr1" draw:text-style-name="P23" svg:width="1.0594in" svg:height="0.1949in" draw:control="control6"/><text:s/><text:span text:style-name="T1">Year</text:span>: <draw:control text:anchor-type="as-char" svg:y="-0.1154in" draw:z-index="7" draw:name="Control 6" draw:style-name="gr1" draw:text-style-name="P23" svg:width="1.0594in" svg:height="0.1949in" draw:control="control7"/></text:p>
          </table:table-cell>
        </table:table-row>
      </table:table>
      <text:p text:style-name="P10">In order to maintain your good bad standing in this terrible awful no-good association, you must commit to a minimum of one of the three principle actions per day. <text:s/>Any less and you may get a reputation of being a lazy bastart – or worse - a realist. <text:s/>Since you cannot use a computer competantly – fill out the form below – or use the AARG app – downloadable from the App Store or Google Play. </text:p>
      <text:p text:style-name="P8"><text:s text:c="4"/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Line2068503108000">
          <table:table-cell table:style-name="Table2.A1" office:value-type="string">
            <text:p text:style-name="P17">Day</text:p>
          </table:table-cell>
          <table:table-cell table:style-name="Table2.A1" office:value-type="string">
            <text:p text:style-name="P12">Angry</text:p>
          </table:table-cell>
          <table:table-cell table:style-name="Table2.A1" office:value-type="string">
            <text:p text:style-name="P11">Anachronistic</text:p>
          </table:table-cell>
          <table:table-cell table:style-name="Table2.D1" office:value-type="string">
            <text:p text:style-name="P13">Argument(s)</text:p>
          </table:table-cell>
          <table:table-cell table:style-name="Table2.E1" office:value-type="string">
            <text:p text:style-name="P17"/>
          </table:table-cell>
          <table:table-cell table:style-name="Table2.A1" office:value-type="string">
            <text:p text:style-name="P17">Day</text:p>
          </table:table-cell>
          <table:table-cell table:style-name="Table2.A1" office:value-type="string">
            <text:p text:style-name="P12">Angry</text:p>
          </table:table-cell>
          <table:table-cell table:style-name="Table2.A1" office:value-type="string">
            <text:p text:style-name="P11">Anachronistic</text:p>
          </table:table-cell>
          <table:table-cell table:style-name="Table2.D1" office:value-type="string">
            <text:p text:style-name="P13">Argument(s)</text:p>
          </table:table-cell>
        </table:table-row>
        <table:table-row table:style-name="TableLine2068503107136"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4"><draw:control text:anchor-type="as-char" svg:y="-0.1154in" draw:z-index="5" draw:name="Control 7" draw:style-name="gr1" draw:text-style-name="P23" svg:width="0.6717in" svg:height="0.1949in" draw:control="control5"/></text:p>
          </table:table-cell>
          <table:table-cell table:style-name="Table2.A2" office:value-type="string">
            <text:p text:style-name="P14"><draw:control text:anchor-type="as-char" svg:y="-0.1154in" draw:z-index="22" draw:name="Control 8" draw:style-name="gr1" draw:text-style-name="P23" svg:width="0.6717in" svg:height="0.1949in" draw:control="control22"/></text:p>
          </table:table-cell>
          <table:table-cell table:style-name="Table2.D2" office:value-type="string">
            <text:p text:style-name="P14"><draw:control text:anchor-type="as-char" svg:y="-0.1154in" draw:z-index="37" draw:name="Control 9" draw:style-name="gr1" draw:text-style-name="P23" svg:width="0.6717in" svg:height="0.1949in" draw:control="control37"/></text:p>
          </table:table-cell>
          <table:table-cell table:style-name="Table2.E1" office:value-type="string">
            <text:p text:style-name="P12"/>
          </table:table-cell>
          <table:table-cell table:style-name="Table2.A2" office:value-type="string">
            <text:p text:style-name="P12">1<text:span text:style-name="T3">6</text:span></text:p>
          </table:table-cell>
          <table:table-cell table:style-name="Table2.A2" office:value-type="string">
            <text:p text:style-name="P14"><draw:control text:anchor-type="as-char" svg:y="-0.1154in" draw:z-index="52" draw:name="Control 10" draw:style-name="gr1" draw:text-style-name="P23" svg:width="0.6717in" svg:height="0.1949in" draw:control="control52"/></text:p>
          </table:table-cell>
          <table:table-cell table:style-name="Table2.A2" office:value-type="string">
            <text:p text:style-name="P14"><draw:control text:anchor-type="as-char" svg:y="-0.1154in" draw:z-index="67" draw:name="Control 11" draw:style-name="gr1" draw:text-style-name="P23" svg:width="0.6717in" svg:height="0.1949in" draw:control="control67"/></text:p>
          </table:table-cell>
          <table:table-cell table:style-name="Table2.D2" office:value-type="string">
            <text:p text:style-name="P14"><draw:control text:anchor-type="as-char" svg:y="-0.1154in" draw:z-index="82" draw:name="Control 12" draw:style-name="gr1" draw:text-style-name="P23" svg:width="0.6717in" svg:height="0.1949in" draw:control="control82"/></text:p>
          </table:table-cell>
        </table:table-row>
        <table:table-row table:style-name="TableLine2068503123552"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5"><draw:control text:anchor-type="as-char" svg:y="-0.1154in" draw:z-index="8" draw:name="Control 13" draw:style-name="gr1" draw:text-style-name="P23" svg:width="0.6717in" svg:height="0.1949in" draw:control="control8"/></text:p>
          </table:table-cell>
          <table:table-cell table:style-name="Table2.A2" office:value-type="string">
            <text:p text:style-name="P15"><draw:control text:anchor-type="as-char" svg:y="-0.1154in" draw:z-index="23" draw:name="Control 27" draw:style-name="gr1" draw:text-style-name="P23" svg:width="0.6717in" svg:height="0.1949in" draw:control="control23"/></text:p>
          </table:table-cell>
          <table:table-cell table:style-name="Table2.D2" office:value-type="string">
            <text:p text:style-name="P15"><draw:control text:anchor-type="as-char" svg:y="-0.1154in" draw:z-index="38" draw:name="Control 41" draw:style-name="gr1" draw:text-style-name="P23" svg:width="0.6717in" svg:height="0.1949in" draw:control="control38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17</text:p>
          </table:table-cell>
          <table:table-cell table:style-name="Table2.A2" office:value-type="string">
            <text:p text:style-name="P15"><draw:control text:anchor-type="as-char" svg:y="-0.1154in" draw:z-index="53" draw:name="Control 55" draw:style-name="gr1" draw:text-style-name="P23" svg:width="0.6717in" svg:height="0.1949in" draw:control="control53"/></text:p>
          </table:table-cell>
          <table:table-cell table:style-name="Table2.A2" office:value-type="string">
            <text:p text:style-name="P15"><draw:control text:anchor-type="as-char" svg:y="-0.1154in" draw:z-index="68" draw:name="Control 56" draw:style-name="gr1" draw:text-style-name="P23" svg:width="0.6717in" svg:height="0.1949in" draw:control="control68"/></text:p>
          </table:table-cell>
          <table:table-cell table:style-name="Table2.D2" office:value-type="string">
            <text:p text:style-name="P15"><draw:control text:anchor-type="as-char" svg:y="-0.1154in" draw:z-index="83" draw:name="Control 57" draw:style-name="gr1" draw:text-style-name="P23" svg:width="0.6717in" svg:height="0.1949in" draw:control="control83"/></text:p>
          </table:table-cell>
        </table:table-row>
        <table:table-row table:style-name="TableLine2068503112032"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5"><draw:control text:anchor-type="as-char" svg:y="-0.1154in" draw:z-index="9" draw:name="Control 14" draw:style-name="gr1" draw:text-style-name="P23" svg:width="0.6717in" svg:height="0.1949in" draw:control="control9"/></text:p>
          </table:table-cell>
          <table:table-cell table:style-name="Table2.A2" office:value-type="string">
            <text:p text:style-name="P15"><draw:control text:anchor-type="as-char" svg:y="-0.1154in" draw:z-index="24" draw:name="Control 28" draw:style-name="gr1" draw:text-style-name="P23" svg:width="0.6717in" svg:height="0.1949in" draw:control="control24"/></text:p>
          </table:table-cell>
          <table:table-cell table:style-name="Table2.D2" office:value-type="string">
            <text:p text:style-name="P15"><draw:control text:anchor-type="as-char" svg:y="-0.1154in" draw:z-index="39" draw:name="Control 42" draw:style-name="gr1" draw:text-style-name="P23" svg:width="0.6717in" svg:height="0.1949in" draw:control="control39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18</text:p>
          </table:table-cell>
          <table:table-cell table:style-name="Table2.A2" office:value-type="string">
            <text:p text:style-name="P15"><draw:control text:anchor-type="as-char" svg:y="-0.1154in" draw:z-index="54" draw:name="Control 58" draw:style-name="gr1" draw:text-style-name="P23" svg:width="0.6717in" svg:height="0.1949in" draw:control="control54"/></text:p>
          </table:table-cell>
          <table:table-cell table:style-name="Table2.A2" office:value-type="string">
            <text:p text:style-name="P15"><draw:control text:anchor-type="as-char" svg:y="-0.1154in" draw:z-index="69" draw:name="Control 59" draw:style-name="gr1" draw:text-style-name="P23" svg:width="0.6717in" svg:height="0.1949in" draw:control="control69"/></text:p>
          </table:table-cell>
          <table:table-cell table:style-name="Table2.D2" office:value-type="string">
            <text:p text:style-name="P15"><draw:control text:anchor-type="as-char" svg:y="-0.1154in" draw:z-index="84" draw:name="Control 60" draw:style-name="gr1" draw:text-style-name="P23" svg:width="0.6717in" svg:height="0.1949in" draw:control="control84"/></text:p>
          </table:table-cell>
        </table:table-row>
        <table:table-row table:style-name="TableLine2068503110592"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5"><draw:control text:anchor-type="as-char" svg:y="-0.1154in" draw:z-index="10" draw:name="Control 15" draw:style-name="gr1" draw:text-style-name="P23" svg:width="0.6717in" svg:height="0.1949in" draw:control="control10"/></text:p>
          </table:table-cell>
          <table:table-cell table:style-name="Table2.A2" office:value-type="string">
            <text:p text:style-name="P15"><draw:control text:anchor-type="as-char" svg:y="-0.1154in" draw:z-index="25" draw:name="Control 29" draw:style-name="gr1" draw:text-style-name="P23" svg:width="0.6717in" svg:height="0.1949in" draw:control="control25"/></text:p>
          </table:table-cell>
          <table:table-cell table:style-name="Table2.D2" office:value-type="string">
            <text:p text:style-name="P15"><draw:control text:anchor-type="as-char" svg:y="-0.1154in" draw:z-index="40" draw:name="Control 43" draw:style-name="gr1" draw:text-style-name="P23" svg:width="0.6717in" svg:height="0.1949in" draw:control="control40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19</text:p>
          </table:table-cell>
          <table:table-cell table:style-name="Table2.A2" office:value-type="string">
            <text:p text:style-name="P15"><draw:control text:anchor-type="as-char" svg:y="-0.1154in" draw:z-index="55" draw:name="Control 61" draw:style-name="gr1" draw:text-style-name="P23" svg:width="0.6717in" svg:height="0.1949in" draw:control="control55"/></text:p>
          </table:table-cell>
          <table:table-cell table:style-name="Table2.A2" office:value-type="string">
            <text:p text:style-name="P15"><draw:control text:anchor-type="as-char" svg:y="-0.1154in" draw:z-index="70" draw:name="Control 62" draw:style-name="gr1" draw:text-style-name="P23" svg:width="0.6717in" svg:height="0.1949in" draw:control="control70"/></text:p>
          </table:table-cell>
          <table:table-cell table:style-name="Table2.D2" office:value-type="string">
            <text:p text:style-name="P15"><draw:control text:anchor-type="as-char" svg:y="-0.1154in" draw:z-index="85" draw:name="Control 63" draw:style-name="gr1" draw:text-style-name="P23" svg:width="0.6717in" svg:height="0.1949in" draw:control="control85"/></text:p>
          </table:table-cell>
        </table:table-row>
        <table:table-row table:style-name="TableLine2068503114336">
          <table:table-cell table:style-name="Table2.A2" office:value-type="string">
            <text:p text:style-name="P17">5</text:p>
          </table:table-cell>
          <table:table-cell table:style-name="Table2.A2" office:value-type="string">
            <text:p text:style-name="P15"><draw:control text:anchor-type="as-char" svg:y="-0.1154in" draw:z-index="11" draw:name="Control 16" draw:style-name="gr1" draw:text-style-name="P23" svg:width="0.6717in" svg:height="0.1949in" draw:control="control11"/></text:p>
          </table:table-cell>
          <table:table-cell table:style-name="Table2.A2" office:value-type="string">
            <text:p text:style-name="P15"><draw:control text:anchor-type="as-char" svg:y="-0.1154in" draw:z-index="26" draw:name="Control 30" draw:style-name="gr1" draw:text-style-name="P23" svg:width="0.6717in" svg:height="0.1949in" draw:control="control26"/></text:p>
          </table:table-cell>
          <table:table-cell table:style-name="Table2.D2" office:value-type="string">
            <text:p text:style-name="P15"><draw:control text:anchor-type="as-char" svg:y="-0.1154in" draw:z-index="41" draw:name="Control 44" draw:style-name="gr1" draw:text-style-name="P23" svg:width="0.6717in" svg:height="0.1949in" draw:control="control41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20</text:p>
          </table:table-cell>
          <table:table-cell table:style-name="Table2.A2" office:value-type="string">
            <text:p text:style-name="P15"><draw:control text:anchor-type="as-char" svg:y="-0.1154in" draw:z-index="56" draw:name="Control 64" draw:style-name="gr1" draw:text-style-name="P23" svg:width="0.6717in" svg:height="0.1949in" draw:control="control56"/></text:p>
          </table:table-cell>
          <table:table-cell table:style-name="Table2.A2" office:value-type="string">
            <text:p text:style-name="P15"><draw:control text:anchor-type="as-char" svg:y="-0.1154in" draw:z-index="71" draw:name="Control 65" draw:style-name="gr1" draw:text-style-name="P23" svg:width="0.6717in" svg:height="0.1949in" draw:control="control71"/></text:p>
          </table:table-cell>
          <table:table-cell table:style-name="Table2.D2" office:value-type="string">
            <text:p text:style-name="P15"><draw:control text:anchor-type="as-char" svg:y="-0.1154in" draw:z-index="86" draw:name="Control 66" draw:style-name="gr1" draw:text-style-name="P23" svg:width="0.6717in" svg:height="0.1949in" draw:control="control86"/></text:p>
          </table:table-cell>
        </table:table-row>
        <table:table-row table:style-name="TableLine2068503123840"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5"><draw:control text:anchor-type="as-char" svg:y="-0.1154in" draw:z-index="12" draw:name="Control 17" draw:style-name="gr1" draw:text-style-name="P23" svg:width="0.6717in" svg:height="0.1949in" draw:control="control12"/></text:p>
          </table:table-cell>
          <table:table-cell table:style-name="Table2.A2" office:value-type="string">
            <text:p text:style-name="P15"><draw:control text:anchor-type="as-char" svg:y="-0.1154in" draw:z-index="27" draw:name="Control 31" draw:style-name="gr1" draw:text-style-name="P23" svg:width="0.6717in" svg:height="0.1949in" draw:control="control27"/></text:p>
          </table:table-cell>
          <table:table-cell table:style-name="Table2.D2" office:value-type="string">
            <text:p text:style-name="P15"><draw:control text:anchor-type="as-char" svg:y="-0.1154in" draw:z-index="42" draw:name="Control 45" draw:style-name="gr1" draw:text-style-name="P23" svg:width="0.6717in" svg:height="0.1949in" draw:control="control42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21</text:p>
          </table:table-cell>
          <table:table-cell table:style-name="Table2.A2" office:value-type="string">
            <text:p text:style-name="P15"><draw:control text:anchor-type="as-char" svg:y="-0.1154in" draw:z-index="57" draw:name="Control 67" draw:style-name="gr1" draw:text-style-name="P23" svg:width="0.6717in" svg:height="0.1949in" draw:control="control57"/></text:p>
          </table:table-cell>
          <table:table-cell table:style-name="Table2.A2" office:value-type="string">
            <text:p text:style-name="P15"><draw:control text:anchor-type="as-char" svg:y="-0.1154in" draw:z-index="72" draw:name="Control 68" draw:style-name="gr1" draw:text-style-name="P23" svg:width="0.6717in" svg:height="0.1949in" draw:control="control72"/></text:p>
          </table:table-cell>
          <table:table-cell table:style-name="Table2.D2" office:value-type="string">
            <text:p text:style-name="P15"><draw:control text:anchor-type="as-char" svg:y="-0.1154in" draw:z-index="87" draw:name="Control 69" draw:style-name="gr1" draw:text-style-name="P23" svg:width="0.6717in" svg:height="0.1949in" draw:control="control87"/></text:p>
          </table:table-cell>
        </table:table-row>
        <table:table-row table:style-name="TableLine2068503114624">
          <table:table-cell table:style-name="Table2.A2" office:value-type="string">
            <text:p text:style-name="P17">7</text:p>
          </table:table-cell>
          <table:table-cell table:style-name="Table2.A2" office:value-type="string">
            <text:p text:style-name="P15"><draw:control text:anchor-type="as-char" svg:y="-0.1154in" draw:z-index="13" draw:name="Control 18" draw:style-name="gr1" draw:text-style-name="P23" svg:width="0.6717in" svg:height="0.1949in" draw:control="control13"/></text:p>
          </table:table-cell>
          <table:table-cell table:style-name="Table2.A2" office:value-type="string">
            <text:p text:style-name="P15"><draw:control text:anchor-type="as-char" svg:y="-0.1154in" draw:z-index="28" draw:name="Control 32" draw:style-name="gr1" draw:text-style-name="P23" svg:width="0.6717in" svg:height="0.1949in" draw:control="control28"/></text:p>
          </table:table-cell>
          <table:table-cell table:style-name="Table2.D2" office:value-type="string">
            <text:p text:style-name="P15"><draw:control text:anchor-type="as-char" svg:y="-0.1154in" draw:z-index="43" draw:name="Control 46" draw:style-name="gr1" draw:text-style-name="P23" svg:width="0.6717in" svg:height="0.1949in" draw:control="control43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22</text:p>
          </table:table-cell>
          <table:table-cell table:style-name="Table2.A2" office:value-type="string">
            <text:p text:style-name="P15"><draw:control text:anchor-type="as-char" svg:y="-0.1154in" draw:z-index="58" draw:name="Control 70" draw:style-name="gr1" draw:text-style-name="P23" svg:width="0.6717in" svg:height="0.1949in" draw:control="control58"/></text:p>
          </table:table-cell>
          <table:table-cell table:style-name="Table2.A2" office:value-type="string">
            <text:p text:style-name="P15"><draw:control text:anchor-type="as-char" svg:y="-0.1154in" draw:z-index="73" draw:name="Control 71" draw:style-name="gr1" draw:text-style-name="P23" svg:width="0.6717in" svg:height="0.1949in" draw:control="control73"/></text:p>
          </table:table-cell>
          <table:table-cell table:style-name="Table2.D2" office:value-type="string">
            <text:p text:style-name="P15"><draw:control text:anchor-type="as-char" svg:y="-0.1154in" draw:z-index="88" draw:name="Control 72" draw:style-name="gr1" draw:text-style-name="P23" svg:width="0.6717in" svg:height="0.1949in" draw:control="control88"/></text:p>
          </table:table-cell>
        </table:table-row>
        <table:table-row table:style-name="TableLine2068503122688">
          <table:table-cell table:style-name="Table2.A2" office:value-type="string">
            <text:p text:style-name="P17">8</text:p>
          </table:table-cell>
          <table:table-cell table:style-name="Table2.A2" office:value-type="string">
            <text:p text:style-name="P15"><draw:control text:anchor-type="as-char" svg:y="-0.1154in" draw:z-index="14" draw:name="Control 19" draw:style-name="gr1" draw:text-style-name="P23" svg:width="0.6717in" svg:height="0.1949in" draw:control="control14"/></text:p>
          </table:table-cell>
          <table:table-cell table:style-name="Table2.A2" office:value-type="string">
            <text:p text:style-name="P15"><draw:control text:anchor-type="as-char" svg:y="-0.1154in" draw:z-index="29" draw:name="Control 33" draw:style-name="gr1" draw:text-style-name="P23" svg:width="0.6717in" svg:height="0.1949in" draw:control="control29"/></text:p>
          </table:table-cell>
          <table:table-cell table:style-name="Table2.D2" office:value-type="string">
            <text:p text:style-name="P15"><draw:control text:anchor-type="as-char" svg:y="-0.1154in" draw:z-index="44" draw:name="Control 47" draw:style-name="gr1" draw:text-style-name="P23" svg:width="0.6717in" svg:height="0.1949in" draw:control="control44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23</text:p>
          </table:table-cell>
          <table:table-cell table:style-name="Table2.A2" office:value-type="string">
            <text:p text:style-name="P15"><draw:control text:anchor-type="as-char" svg:y="-0.1154in" draw:z-index="59" draw:name="Control 73" draw:style-name="gr1" draw:text-style-name="P23" svg:width="0.6717in" svg:height="0.1949in" draw:control="control59"/></text:p>
          </table:table-cell>
          <table:table-cell table:style-name="Table2.A2" office:value-type="string">
            <text:p text:style-name="P15"><draw:control text:anchor-type="as-char" svg:y="-0.1154in" draw:z-index="74" draw:name="Control 74" draw:style-name="gr1" draw:text-style-name="P23" svg:width="0.6717in" svg:height="0.1949in" draw:control="control74"/></text:p>
          </table:table-cell>
          <table:table-cell table:style-name="Table2.D2" office:value-type="string">
            <text:p text:style-name="P15"><draw:control text:anchor-type="as-char" svg:y="-0.1154in" draw:z-index="89" draw:name="Control 75" draw:style-name="gr1" draw:text-style-name="P23" svg:width="0.6717in" svg:height="0.1949in" draw:control="control89"/></text:p>
          </table:table-cell>
        </table:table-row>
        <table:table-row table:style-name="TableLine2068503114912">
          <table:table-cell table:style-name="Table2.A2" office:value-type="string">
            <text:p text:style-name="P17">9</text:p>
          </table:table-cell>
          <table:table-cell table:style-name="Table2.A2" office:value-type="string">
            <text:p text:style-name="P15"><draw:control text:anchor-type="as-char" svg:y="-0.1154in" draw:z-index="15" draw:name="Control 20" draw:style-name="gr1" draw:text-style-name="P23" svg:width="0.6717in" svg:height="0.1949in" draw:control="control15"/></text:p>
          </table:table-cell>
          <table:table-cell table:style-name="Table2.A2" office:value-type="string">
            <text:p text:style-name="P15"><draw:control text:anchor-type="as-char" svg:y="-0.1154in" draw:z-index="30" draw:name="Control 34" draw:style-name="gr1" draw:text-style-name="P23" svg:width="0.6717in" svg:height="0.1949in" draw:control="control30"/></text:p>
          </table:table-cell>
          <table:table-cell table:style-name="Table2.D2" office:value-type="string">
            <text:p text:style-name="P15"><draw:control text:anchor-type="as-char" svg:y="-0.1154in" draw:z-index="45" draw:name="Control 48" draw:style-name="gr1" draw:text-style-name="P23" svg:width="0.6717in" svg:height="0.1949in" draw:control="control45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24</text:p>
          </table:table-cell>
          <table:table-cell table:style-name="Table2.A2" office:value-type="string">
            <text:p text:style-name="P15"><draw:control text:anchor-type="as-char" svg:y="-0.1154in" draw:z-index="60" draw:name="Control 76" draw:style-name="gr1" draw:text-style-name="P23" svg:width="0.6717in" svg:height="0.1949in" draw:control="control60"/></text:p>
          </table:table-cell>
          <table:table-cell table:style-name="Table2.A2" office:value-type="string">
            <text:p text:style-name="P15"><draw:control text:anchor-type="as-char" svg:y="-0.1154in" draw:z-index="75" draw:name="Control 77" draw:style-name="gr1" draw:text-style-name="P23" svg:width="0.6717in" svg:height="0.1949in" draw:control="control75"/></text:p>
          </table:table-cell>
          <table:table-cell table:style-name="Table2.D2" office:value-type="string">
            <text:p text:style-name="P15"><draw:control text:anchor-type="as-char" svg:y="-0.1154in" draw:z-index="90" draw:name="Control 78" draw:style-name="gr1" draw:text-style-name="P23" svg:width="0.6717in" svg:height="0.1949in" draw:control="control90"/></text:p>
          </table:table-cell>
        </table:table-row>
        <table:table-row table:style-name="TableLine2068503110304">
          <table:table-cell table:style-name="Table2.A2" office:value-type="string">
            <text:p text:style-name="P17">10</text:p>
          </table:table-cell>
          <table:table-cell table:style-name="Table2.A2" office:value-type="string">
            <text:p text:style-name="P15"><draw:control text:anchor-type="as-char" svg:y="-0.1154in" draw:z-index="16" draw:name="Control 21" draw:style-name="gr1" draw:text-style-name="P23" svg:width="0.6717in" svg:height="0.1949in" draw:control="control16"/></text:p>
          </table:table-cell>
          <table:table-cell table:style-name="Table2.A2" office:value-type="string">
            <text:p text:style-name="P15"><draw:control text:anchor-type="as-char" svg:y="-0.1154in" draw:z-index="31" draw:name="Control 35" draw:style-name="gr1" draw:text-style-name="P23" svg:width="0.6717in" svg:height="0.1949in" draw:control="control31"/></text:p>
          </table:table-cell>
          <table:table-cell table:style-name="Table2.D2" office:value-type="string">
            <text:p text:style-name="P15"><draw:control text:anchor-type="as-char" svg:y="-0.1154in" draw:z-index="46" draw:name="Control 49" draw:style-name="gr1" draw:text-style-name="P23" svg:width="0.6717in" svg:height="0.1949in" draw:control="control46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25</text:p>
          </table:table-cell>
          <table:table-cell table:style-name="Table2.A2" office:value-type="string">
            <text:p text:style-name="P15"><draw:control text:anchor-type="as-char" svg:y="-0.1154in" draw:z-index="61" draw:name="Control 79" draw:style-name="gr1" draw:text-style-name="P23" svg:width="0.6717in" svg:height="0.1949in" draw:control="control61"/></text:p>
          </table:table-cell>
          <table:table-cell table:style-name="Table2.A2" office:value-type="string">
            <text:p text:style-name="P15"><draw:control text:anchor-type="as-char" svg:y="-0.1154in" draw:z-index="76" draw:name="Control 80" draw:style-name="gr1" draw:text-style-name="P23" svg:width="0.6717in" svg:height="0.1949in" draw:control="control76"/></text:p>
          </table:table-cell>
          <table:table-cell table:style-name="Table2.D2" office:value-type="string">
            <text:p text:style-name="P15"><draw:control text:anchor-type="as-char" svg:y="-0.1154in" draw:z-index="91" draw:name="Control 81" draw:style-name="gr1" draw:text-style-name="P23" svg:width="0.6717in" svg:height="0.1949in" draw:control="control91"/></text:p>
          </table:table-cell>
        </table:table-row>
        <table:table-row table:style-name="TableLine2068503121824">
          <table:table-cell table:style-name="Table2.A2" office:value-type="string">
            <text:p text:style-name="P17">11</text:p>
          </table:table-cell>
          <table:table-cell table:style-name="Table2.A2" office:value-type="string">
            <text:p text:style-name="P15"><draw:control text:anchor-type="as-char" svg:y="-0.1154in" draw:z-index="17" draw:name="Control 22" draw:style-name="gr1" draw:text-style-name="P23" svg:width="0.6717in" svg:height="0.1949in" draw:control="control17"/></text:p>
          </table:table-cell>
          <table:table-cell table:style-name="Table2.A2" office:value-type="string">
            <text:p text:style-name="P15"><draw:control text:anchor-type="as-char" svg:y="-0.1154in" draw:z-index="32" draw:name="Control 36" draw:style-name="gr1" draw:text-style-name="P23" svg:width="0.6717in" svg:height="0.1949in" draw:control="control32"/></text:p>
          </table:table-cell>
          <table:table-cell table:style-name="Table2.D2" office:value-type="string">
            <text:p text:style-name="P15"><draw:control text:anchor-type="as-char" svg:y="-0.1154in" draw:z-index="47" draw:name="Control 50" draw:style-name="gr1" draw:text-style-name="P23" svg:width="0.6717in" svg:height="0.1949in" draw:control="control47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26</text:p>
          </table:table-cell>
          <table:table-cell table:style-name="Table2.A2" office:value-type="string">
            <text:p text:style-name="P15"><draw:control text:anchor-type="as-char" svg:y="-0.1154in" draw:z-index="62" draw:name="Control 82" draw:style-name="gr1" draw:text-style-name="P23" svg:width="0.6717in" svg:height="0.1949in" draw:control="control62"/></text:p>
          </table:table-cell>
          <table:table-cell table:style-name="Table2.A2" office:value-type="string">
            <text:p text:style-name="P15"><draw:control text:anchor-type="as-char" svg:y="-0.1154in" draw:z-index="77" draw:name="Control 83" draw:style-name="gr1" draw:text-style-name="P23" svg:width="0.6717in" svg:height="0.1949in" draw:control="control77"/></text:p>
          </table:table-cell>
          <table:table-cell table:style-name="Table2.D2" office:value-type="string">
            <text:p text:style-name="P15"><draw:control text:anchor-type="as-char" svg:y="-0.1154in" draw:z-index="92" draw:name="Control 84" draw:style-name="gr1" draw:text-style-name="P23" svg:width="0.6717in" svg:height="0.1949in" draw:control="control92"/></text:p>
          </table:table-cell>
        </table:table-row>
        <table:table-row table:style-name="TableLine2068503122112">
          <table:table-cell table:style-name="Table2.A2" office:value-type="string">
            <text:p text:style-name="P17">12</text:p>
          </table:table-cell>
          <table:table-cell table:style-name="Table2.A2" office:value-type="string">
            <text:p text:style-name="P15"><draw:control text:anchor-type="as-char" svg:y="-0.1154in" draw:z-index="18" draw:name="Control 23" draw:style-name="gr1" draw:text-style-name="P23" svg:width="0.6717in" svg:height="0.1949in" draw:control="control18"/></text:p>
          </table:table-cell>
          <table:table-cell table:style-name="Table2.A2" office:value-type="string">
            <text:p text:style-name="P15"><draw:control text:anchor-type="as-char" svg:y="-0.1154in" draw:z-index="33" draw:name="Control 37" draw:style-name="gr1" draw:text-style-name="P23" svg:width="0.6717in" svg:height="0.1949in" draw:control="control33"/></text:p>
          </table:table-cell>
          <table:table-cell table:style-name="Table2.D2" office:value-type="string">
            <text:p text:style-name="P15"><draw:control text:anchor-type="as-char" svg:y="-0.1154in" draw:z-index="48" draw:name="Control 51" draw:style-name="gr1" draw:text-style-name="P23" svg:width="0.6717in" svg:height="0.1949in" draw:control="control48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27</text:p>
          </table:table-cell>
          <table:table-cell table:style-name="Table2.A2" office:value-type="string">
            <text:p text:style-name="P15"><draw:control text:anchor-type="as-char" svg:y="-0.1154in" draw:z-index="63" draw:name="Control 85" draw:style-name="gr1" draw:text-style-name="P23" svg:width="0.6717in" svg:height="0.1949in" draw:control="control63"/></text:p>
          </table:table-cell>
          <table:table-cell table:style-name="Table2.A2" office:value-type="string">
            <text:p text:style-name="P15"><draw:control text:anchor-type="as-char" svg:y="-0.1154in" draw:z-index="78" draw:name="Control 86" draw:style-name="gr1" draw:text-style-name="P23" svg:width="0.6717in" svg:height="0.1949in" draw:control="control78"/></text:p>
          </table:table-cell>
          <table:table-cell table:style-name="Table2.D2" office:value-type="string">
            <text:p text:style-name="P15"><draw:control text:anchor-type="as-char" svg:y="-0.1154in" draw:z-index="93" draw:name="Control 87" draw:style-name="gr1" draw:text-style-name="P23" svg:width="0.6717in" svg:height="0.1949in" draw:control="control93"/></text:p>
          </table:table-cell>
        </table:table-row>
        <table:table-row table:style-name="TableLine2068503111456">
          <table:table-cell table:style-name="Table2.A2" office:value-type="string">
            <text:p text:style-name="P17">13</text:p>
          </table:table-cell>
          <table:table-cell table:style-name="Table2.A2" office:value-type="string">
            <text:p text:style-name="P15"><draw:control text:anchor-type="as-char" svg:y="-0.1154in" draw:z-index="19" draw:name="Control 24" draw:style-name="gr1" draw:text-style-name="P23" svg:width="0.6717in" svg:height="0.1949in" draw:control="control19"/></text:p>
          </table:table-cell>
          <table:table-cell table:style-name="Table2.A2" office:value-type="string">
            <text:p text:style-name="P15"><draw:control text:anchor-type="as-char" svg:y="-0.1154in" draw:z-index="34" draw:name="Control 38" draw:style-name="gr1" draw:text-style-name="P23" svg:width="0.6717in" svg:height="0.1949in" draw:control="control34"/></text:p>
          </table:table-cell>
          <table:table-cell table:style-name="Table2.D2" office:value-type="string">
            <text:p text:style-name="P15"><draw:control text:anchor-type="as-char" svg:y="-0.1154in" draw:z-index="49" draw:name="Control 52" draw:style-name="gr1" draw:text-style-name="P23" svg:width="0.6717in" svg:height="0.1949in" draw:control="control49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28</text:p>
          </table:table-cell>
          <table:table-cell table:style-name="Table2.A2" office:value-type="string">
            <text:p text:style-name="P15"><draw:control text:anchor-type="as-char" svg:y="-0.1154in" draw:z-index="64" draw:name="Control 88" draw:style-name="gr1" draw:text-style-name="P23" svg:width="0.6717in" svg:height="0.1949in" draw:control="control64"/></text:p>
          </table:table-cell>
          <table:table-cell table:style-name="Table2.A2" office:value-type="string">
            <text:p text:style-name="P15"><draw:control text:anchor-type="as-char" svg:y="-0.1154in" draw:z-index="79" draw:name="Control 89" draw:style-name="gr1" draw:text-style-name="P23" svg:width="0.6717in" svg:height="0.1949in" draw:control="control79"/></text:p>
          </table:table-cell>
          <table:table-cell table:style-name="Table2.D2" office:value-type="string">
            <text:p text:style-name="P15"><draw:control text:anchor-type="as-char" svg:y="-0.1154in" draw:z-index="94" draw:name="Control 90" draw:style-name="gr1" draw:text-style-name="P23" svg:width="0.6717in" svg:height="0.1949in" draw:control="control94"/></text:p>
          </table:table-cell>
        </table:table-row>
        <table:table-row table:style-name="TableLine2068503116352">
          <table:table-cell table:style-name="Table2.A2" office:value-type="string">
            <text:p text:style-name="P17">14</text:p>
          </table:table-cell>
          <table:table-cell table:style-name="Table2.A2" office:value-type="string">
            <text:p text:style-name="P15"><draw:control text:anchor-type="as-char" svg:y="-0.1154in" draw:z-index="20" draw:name="Control 25" draw:style-name="gr1" draw:text-style-name="P23" svg:width="0.6717in" svg:height="0.1949in" draw:control="control20"/></text:p>
          </table:table-cell>
          <table:table-cell table:style-name="Table2.A2" office:value-type="string">
            <text:p text:style-name="P15"><draw:control text:anchor-type="as-char" svg:y="-0.1154in" draw:z-index="35" draw:name="Control 39" draw:style-name="gr1" draw:text-style-name="P23" svg:width="0.6717in" svg:height="0.1949in" draw:control="control35"/></text:p>
          </table:table-cell>
          <table:table-cell table:style-name="Table2.D2" office:value-type="string">
            <text:p text:style-name="P15"><draw:control text:anchor-type="as-char" svg:y="-0.1154in" draw:z-index="50" draw:name="Control 53" draw:style-name="gr1" draw:text-style-name="P23" svg:width="0.6717in" svg:height="0.1949in" draw:control="control50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29</text:p>
          </table:table-cell>
          <table:table-cell table:style-name="Table2.A2" office:value-type="string">
            <text:p text:style-name="P15"><draw:control text:anchor-type="as-char" svg:y="-0.1154in" draw:z-index="65" draw:name="Control 91" draw:style-name="gr1" draw:text-style-name="P23" svg:width="0.6717in" svg:height="0.1949in" draw:control="control65"/></text:p>
          </table:table-cell>
          <table:table-cell table:style-name="Table2.A2" office:value-type="string">
            <text:p text:style-name="P15"><draw:control text:anchor-type="as-char" svg:y="-0.1154in" draw:z-index="80" draw:name="Control 92" draw:style-name="gr1" draw:text-style-name="P23" svg:width="0.6717in" svg:height="0.1949in" draw:control="control80"/></text:p>
          </table:table-cell>
          <table:table-cell table:style-name="Table2.D2" office:value-type="string">
            <text:p text:style-name="P15"><draw:control text:anchor-type="as-char" svg:y="-0.1154in" draw:z-index="95" draw:name="Control 93" draw:style-name="gr1" draw:text-style-name="P23" svg:width="0.6717in" svg:height="0.1949in" draw:control="control95"/></text:p>
          </table:table-cell>
        </table:table-row>
        <table:table-row table:style-name="TableLine2068503112896">
          <table:table-cell table:style-name="Table2.A2" office:value-type="string">
            <text:p text:style-name="P17">15</text:p>
          </table:table-cell>
          <table:table-cell table:style-name="Table2.A2" office:value-type="string">
            <text:p text:style-name="P15"><draw:control text:anchor-type="as-char" svg:y="-0.1154in" draw:z-index="21" draw:name="Control 26" draw:style-name="gr1" draw:text-style-name="P23" svg:width="0.6717in" svg:height="0.1949in" draw:control="control21"/></text:p>
          </table:table-cell>
          <table:table-cell table:style-name="Table2.A2" office:value-type="string">
            <text:p text:style-name="P15"><draw:control text:anchor-type="as-char" svg:y="-0.1154in" draw:z-index="36" draw:name="Control 40" draw:style-name="gr1" draw:text-style-name="P23" svg:width="0.6717in" svg:height="0.1949in" draw:control="control36"/></text:p>
          </table:table-cell>
          <table:table-cell table:style-name="Table2.D2" office:value-type="string">
            <text:p text:style-name="P15"><draw:control text:anchor-type="as-char" svg:y="-0.1154in" draw:z-index="51" draw:name="Control 54" draw:style-name="gr1" draw:text-style-name="P23" svg:width="0.6717in" svg:height="0.1949in" draw:control="control51"/></text:p>
          </table:table-cell>
          <table:table-cell table:style-name="Table2.E1" office:value-type="string">
            <text:p text:style-name="P17"/>
          </table:table-cell>
          <table:table-cell table:style-name="Table2.A2" office:value-type="string">
            <text:p text:style-name="P18">30</text:p>
          </table:table-cell>
          <table:table-cell table:style-name="Table2.A2" office:value-type="string">
            <text:p text:style-name="P15"><draw:control text:anchor-type="as-char" svg:y="-0.1154in" draw:z-index="66" draw:name="Control 94" draw:style-name="gr1" draw:text-style-name="P23" svg:width="0.6717in" svg:height="0.1949in" draw:control="control66"/></text:p>
          </table:table-cell>
          <table:table-cell table:style-name="Table2.A2" office:value-type="string">
            <text:p text:style-name="P15"><draw:control text:anchor-type="as-char" svg:y="-0.1154in" draw:z-index="81" draw:name="Control 95" draw:style-name="gr1" draw:text-style-name="P23" svg:width="0.6717in" svg:height="0.1949in" draw:control="control81"/></text:p>
          </table:table-cell>
          <table:table-cell table:style-name="Table2.D2" office:value-type="string">
            <text:p text:style-name="P15"><draw:control text:anchor-type="as-char" svg:y="-0.1154in" draw:z-index="96" draw:name="Control 96" draw:style-name="gr1" draw:text-style-name="P23" svg:width="0.6717in" svg:height="0.1949in" draw:control="control96"/></text:p>
          </table:table-cell>
        </table:table-row>
        <table:table-row table:style-name="TableLine2068503109728">
          <table:table-cell table:style-name="Table2.E1" office:value-type="string">
            <text:p text:style-name="P12"/>
          </table:table-cell>
          <table:table-cell table:style-name="Table2.E1" office:value-type="string">
            <text:p text:style-name="P14"/>
          </table:table-cell>
          <table:table-cell table:style-name="Table2.E1" office:value-type="string">
            <text:p text:style-name="P14"/>
          </table:table-cell>
          <table:table-cell table:style-name="Table2.E1" office:value-type="string">
            <text:p text:style-name="P14"/>
          </table:table-cell>
          <table:table-cell table:style-name="Table2.E1" office:value-type="string">
            <text:p text:style-name="P12"/>
          </table:table-cell>
          <table:table-cell table:style-name="Table2.A2" office:value-type="string">
            <text:p text:style-name="P18">31</text:p>
          </table:table-cell>
          <table:table-cell table:style-name="Table2.A2" office:value-type="string">
            <text:p text:style-name="P16"><draw:control text:anchor-type="as-char" svg:y="-0.1154in" draw:z-index="97" draw:name="Control 97" draw:style-name="gr1" draw:text-style-name="P23" svg:width="0.6717in" svg:height="0.1949in" draw:control="control97"/></text:p>
          </table:table-cell>
          <table:table-cell table:style-name="Table2.A2" office:value-type="string">
            <text:p text:style-name="P16"><draw:control text:anchor-type="as-char" svg:y="-0.1154in" draw:z-index="98" draw:name="Control 98" draw:style-name="gr1" draw:text-style-name="P23" svg:width="0.6717in" svg:height="0.1949in" draw:control="control98"/></text:p>
          </table:table-cell>
          <table:table-cell table:style-name="Table2.D2" office:value-type="string">
            <text:p text:style-name="P16"><draw:control text:anchor-type="as-char" svg:y="-0.1154in" draw:z-index="99" draw:name="Control 99" draw:style-name="gr1" draw:text-style-name="P23" svg:width="0.6717in" svg:height="0.1949in" draw:control="control99"/>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09A000000A0226D338C1B081ED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7T22:49:38.513000000</meta:creation-date>
    <dc:date>2024-02-28T21:09:20.938000000</dc:date>
    <meta:editing-duration>PT9H15M36S</meta:editing-duration>
    <meta:editing-cycles>10</meta:editing-cycles>
    <meta:generator>LibreOffice/7.3.2.2$Windows_X86_64 LibreOffice_project/49f2b1bff42cfccbd8f788c8dc32c1c309559be0</meta:generator>
    <meta:document-statistic meta:table-count="3" meta:image-count="0" meta:object-count="0" meta:page-count="1" meta:paragraph-count="146" meta:word-count="128" meta:character-count="647" meta:non-whitespace-character-count="554"/>
  </office:meta>
</office:document-meta>
</file>